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f151"/>
    </style:style>
    <style:style style:name="T3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es la comprobación de integridad de un sistema de archivos y por qué es importante?</text:p>
      <text:p text:style-name="P4"><text:span text:style-name="Strong_20_Emphasis"><text:span text:style-name="T1">Respuesta 1:</text:span></text:span> La comprobación de integridad de un sistema de archivos es el proceso de verificar y reparar la coherencia de los datos en el sistema de archivos. Es importante para detectar y corregir errores en el sistema de archivos, como sectores defectuosos o corrupción de datos.</text:p>
      <text:p text:style-name="Horizontal_20_Line"/>
      <text:p text:style-name="P4"><text:span text:style-name="Strong_20_Emphasis"><text:span text:style-name="T1">Pregunta 2:</text:span></text:span> ¿Cuál es el comando en la línea de comandos para realizar la comprobación de integridad de un sistema de archivos ext4?</text:p>
      <text:p text:style-name="P4"><text:span text:style-name="Strong_20_Emphasis"><text:span text:style-name="T1">Respuesta 2:</text:span></text:span> El comando para realizar la comprobación de integridad de un sistema de archivos ext4 es <text:span text:style-name="Source_20_Text"><text:span text:style-name="T1">fsck</text:span></text:span>.</text:p>
      <text:p text:style-name="Horizontal_20_Line"/>
      <text:p text:style-name="P4"><text:span text:style-name="Strong_20_Emphasis"><text:span text:style-name="T1">Pregunta 3:</text:span></text:span> ¿Cuál es el propósito del archivo <text:span text:style-name="Source_20_Text"><text:span text:style-name="T1">/etc/fstab</text:span></text:span> en el mantenimiento de sistemas de archivos?</text:p>
      <text:p text:style-name="P4"><text:span text:style-name="Strong_20_Emphasis"><text:span text:style-name="T1">Respuesta 3:</text:span></text:span> El archivo <text:span text:style-name="Source_20_Text"><text:span text:style-name="T1">/etc/fstab</text:span></text:span> se utiliza para configurar el montaje automático de sistemas de archivos durante el arranque del sistema.</text:p>
      <text:p text:style-name="Horizontal_20_Line"/>
      <text:p text:style-name="P4"><text:span text:style-name="Strong_20_Emphasis"><text:span text:style-name="T1">Pregunta 4:</text:span></text:span> ¿Cuál es el propósito del comando <text:span text:style-name="Source_20_Text"><text:span text:style-name="T1">e2fsck</text:span></text:span> en la línea de comandos?</text:p>
      <text:p text:style-name="P4"><text:span text:style-name="Strong_20_Emphasis"><text:span text:style-name="T1">Respuesta 4:</text:span></text:span> El comando <text:span text:style-name="Source_20_Text"><text:span text:style-name="T1">e2fsck</text:span></text:span> se utiliza para realizar la comprobación de integridad en sistemas de archivos ext2 y ext3.</text:p>
      <text:p text:style-name="Horizontal_20_Line"/>
      <text:p text:style-name="P4"><text:span text:style-name="Strong_20_Emphasis"><text:span text:style-name="T1">Pregunta 5:</text:span></text:span> ¿Cuál es el propósito del comando <text:span text:style-name="Source_20_Text"><text:span text:style-name="T1">badblocks</text:span></text:span> en la línea de comandos?</text:p>
      <text:p text:style-name="P4"><text:span text:style-name="Strong_20_Emphasis"><text:span text:style-name="T1">Respuesta 5:</text:span></text:span> El comando <text:span text:style-name="Source_20_Text"><text:span text:style-name="T1">badblocks</text:span></text:span> se utiliza para buscar y marcar sectores defectuosos en un disco duro.</text:p>
      <text:p text:style-name="Horizontal_20_Line"/>
      <text:p text:style-name="P4"><text:span text:style-name="Strong_20_Emphasis"><text:span text:style-name="T1">Pregunta 6:</text:span></text:span> ¿Cuál es el propósito de las opciones <text:span text:style-name="Source_20_Text"><text:span text:style-name="T1">-c</text:span></text:span> y <text:span text:style-name="Source_20_Text"><text:span text:style-name="T1">-l</text:span></text:span> en el comando <text:span text:style-name="Source_20_Text"><text:span text:style-name="T1">badblocks</text:span></text:span>?</text:p>
      <text:p text:style-name="P4"><text:span text:style-name="Strong_20_Emphasis"><text:span text:style-name="T1">Respuesta 6:</text:span></text:span> La opción <text:span text:style-name="Source_20_Text"><text:span text:style-name="T1">-c</text:span></text:span> se utiliza para realizar una comprobación de lectura/escritura en busca de sectores defectuosos, y la opción <text:span text:style-name="Source_20_Text"><text:span text:style-name="T1">-l</text:span></text:span> se utiliza para especificar un archivo donde se registrarán los sectores defectuosos.</text:p>
      <text:p text:style-name="Horizontal_20_Line"/>
      <text:p text:style-name="P4"><text:soft-page-break/><text:span text:style-name="Strong_20_Emphasis"><text:span text:style-name="T1">Pregunta 7:</text:span></text:span> ¿Qué es la fragmentación en un sistema de archivos y cómo afecta al rendimiento?</text:p>
      <text:p text:style-name="P4"><text:span text:style-name="Strong_20_Emphasis"><text:span text:style-name="T1">Respuesta 7:</text:span></text:span> La fragmentación es la dispersión de los datos en el disco duro y puede afectar al rendimiento del sistema de archivos al ralentizar la lectura y escritura de archivos.</text:p>
      <text:p text:style-name="Horizontal_20_Line"/>
      <text:p text:style-name="P4"><text:span text:style-name="Strong_20_Emphasis"><text:span text:style-name="T1">Pregunta 8:</text:span></text:span> ¿Cuál es el propósito del comando <text:span text:style-name="Source_20_Text"><text:span text:style-name="T1">tune2fs</text:span></text:span> en la línea de comandos?</text:p>
      <text:p text:style-name="P4"><text:span text:style-name="Strong_20_Emphasis"><text:span text:style-name="T1">Respuesta 8:</text:span></text:span> El comando <text:span text:style-name="Source_20_Text"><text:span text:style-name="T1">tune2fs</text:span></text:span> se utiliza para ajustar las opciones y parámetros de un sistema de archivos ext2, ext3 o ext4.</text:p>
      <text:p text:style-name="Horizontal_20_Line"/>
      <text:p text:style-name="P4"><text:span text:style-name="Strong_20_Emphasis"><text:span text:style-name="T1">Pregunta 9:</text:span></text:span> ¿Cuál es el propósito de la opción <text:span text:style-name="Source_20_Text"><text:span text:style-name="T1">-c</text:span></text:span> en el comando <text:span text:style-name="Source_20_Text"><text:span text:style-name="T1">tune2fs</text:span></text:span>?</text:p>
      <text:p text:style-name="P4"><text:span text:style-name="Strong_20_Emphasis"><text:span text:style-name="T1">Respuesta 9:</text:span></text:span> La opción <text:span text:style-name="Source_20_Text"><text:span text:style-name="T1">-c</text:span></text:span> se utiliza para configurar la frecuencia de comprobación de integridad del sistema de archivos en función de un número fijo de montajes.</text:p>
      <text:p text:style-name="Horizontal_20_Line"/>
      <text:p text:style-name="P4"><text:span text:style-name="Strong_20_Emphasis"><text:span text:style-name="T1">Pregunta 10:</text:span></text:span> ¿Cuál es el propósito del comando <text:span text:style-name="Source_20_Text"><text:span text:style-name="T1">sync</text:span></text:span> en la línea de comandos?</text:p>
      <text:p text:style-name="P4"><text:span text:style-name="Strong_20_Emphasis"><text:span text:style-name="T1">Respuesta 10:</text:span></text:span> El comando <text:span text:style-name="Source_20_Text"><text:span text:style-name="T1">sync</text:span></text:span> se utiliza para forzar la escritura de datos almacenados en la caché al sistema de archivos principal, lo que ayuda a mantener la integridad de los datos.</text:p>
      <text:p text:style-name="Horizontal_20_Line"/>
      <text:p text:style-name="P4"><text:span text:style-name="Strong_20_Emphasis"><text:span text:style-name="T1">Pregunta 11:</text:span></text:span> ¿Cuál es el propósito de la opción <text:span text:style-name="Source_20_Text"><text:span text:style-name="T1">-r</text:span></text:span> en el comando <text:span text:style-name="Source_20_Text"><text:span text:style-name="T1">e2fsck</text:span></text:span>?</text:p>
      <text:p text:style-name="P4"><text:span text:style-name="Strong_20_Emphasis"><text:span text:style-name="T1">Respuesta 11:</text:span></text:span> La opción <text:span text:style-name="Source_20_Text"><text:span text:style-name="T1">-r</text:span></text:span> se utiliza para realizar una comprobación interactiva y corrección de errores en el sistema de archivos ext2 o ext3.</text:p>
      <text:p text:style-name="Horizontal_20_Line"/>
      <text:p text:style-name="P4"><text:span text:style-name="Strong_20_Emphasis"><text:span text:style-name="T1">Pregunta 12:</text:span></text:span> ¿Cuál es el comando en la línea de comandos para verificar y reparar la integridad de un sistema de archivos XFS?</text:p>
      <text:p text:style-name="P4"><text:span text:style-name="Strong_20_Emphasis"><text:span text:style-name="T1">Respuesta 12:</text:span></text:span> El comando para verificar y reparar la integridad de un sistema de archivos XFS es <text:span text:style-name="Source_20_Text"><text:span text:style-name="T1">xfs_repair</text:span></text:span>.</text:p>
      <text:p text:style-name="Horizontal_20_Line"/>
      <text:p text:style-name="P4"><text:span text:style-name="Strong_20_Emphasis"><text:span text:style-name="T1">Pregunta 13:</text:span></text:span> ¿Cuál es el propósito de la opción <text:span text:style-name="Source_20_Text"><text:span text:style-name="T1">-v</text:span></text:span> en el comando <text:span text:style-name="Source_20_Text"><text:span text:style-name="T1">fsck</text:span></text:span>?</text:p>
      <text:p text:style-name="P4"><text:span text:style-name="Strong_20_Emphasis"><text:span text:style-name="T1">Respuesta 13:</text:span></text:span> La opción <text:span text:style-name="Source_20_Text"><text:span text:style-name="T1">-v</text:span></text:span> se utiliza para mostrar información detallada sobre el proceso de comprobación de integridad del sistema de archivos.</text:p>
      <text:p text:style-name="Horizontal_20_Line"><text:soft-page-break/></text:p>
      <text:p text:style-name="P4"><text:span text:style-name="Strong_20_Emphasis"><text:span text:style-name="T1">Pregunta 14:</text:span></text:span> ¿Cuál es el propósito del comando <text:span text:style-name="Source_20_Text"><text:span text:style-name="T1">btrfs scrub</text:span></text:span> en el sistema de archivos Btrfs?</text:p>
      <text:p text:style-name="P4"><text:span text:style-name="Strong_20_Emphasis"><text:span text:style-name="T1">Respuesta 14:</text:span></text:span> El comando <text:span text:style-name="Source_20_Text"><text:span text:style-name="T1">btrfs scrub</text:span></text:span> se utiliza para realizar una comprobación y reparación de la integridad en el sistema de archivos Btrfs.</text:p>
      <text:p text:style-name="Horizontal_20_Line"/>
      <text:p text:style-name="P4"><text:span text:style-name="Strong_20_Emphasis"><text:span text:style-name="T1">Pregunta 15:</text:span></text:span> ¿Cuál es el propósito del archivo <text:span text:style-name="Source_20_Text"><text:span text:style-name="T1">/etc/mke2fs.conf</text:span></text:span> en Linux?</text:p>
      <text:p text:style-name="P4"><text:span text:style-name="Strong_20_Emphasis"><text:span text:style-name="T1">Respuesta 15:</text:span></text:span> El archivo <text:span text:style-name="Source_20_Text"><text:span text:style-name="T1">/etc/mke2fs.conf</text:span></text:span> se utiliza para configurar las opciones predeterminadas para el comando <text:span text:style-name="Source_20_Text"><text:span text:style-name="T1">mke2fs</text:span></text:span> al crear sistemas de archivos ext2, ext3 y ext4.</text:p>
      <text:p text:style-name="Horizontal_20_Line"/>
      <text:p text:style-name="P4"><text:span text:style-name="Strong_20_Emphasis"><text:span text:style-name="T1">Pregunta 16:</text:span></text:span> ¿Cuál es el propósito de la opción <text:span text:style-name="Source_20_Text"><text:span text:style-name="T1">-B</text:span></text:span> en el comando <text:span text:style-name="Source_20_Text"><text:span text:style-name="T1">fsck</text:span></text:span>?</text:p>
      <text:p text:style-name="P4"><text:span text:style-name="Strong_20_Emphasis"><text:span text:style-name="T1">Respuesta 16:</text:span></text:span> La opción <text:span text:style-name="Source_20_Text"><text:span text:style-name="T1">-B</text:span></text:span> se utiliza para omitir la comprobación de bloques de inicio al realizar la comprobación de integridad del sistema de archivos.</text:p>
      <text:p text:style-name="Horizontal_20_Line"/>
      <text:p text:style-name="P4"><text:span text:style-name="Strong_20_Emphasis"><text:span text:style-name="T1">Pregunta 17:</text:span></text:span> ¿Qué es un sistema de archivos journaling y cuál es su ventaja?</text:p>
      <text:p text:style-name="P4"><text:span text:style-name="Strong_20_Emphasis"><text:span text:style-name="T1">Respuesta 17:</text:span></text:span> Un sistema de archivos journaling es un sistema de archivos que registra cambios antes de aplicarlos, lo que ayuda a evitar la corrupción de datos en caso de un cierre inesperado del sistema. Su ventaja es la mayor integridad de los datos.</text:p>
      <text:p text:style-name="Horizontal_20_Line"/>
      <text:p text:style-name="P4"><text:span text:style-name="Strong_20_Emphasis"><text:span text:style-name="T1">Pregunta 18:</text:span></text:span> ¿Cuál es el propósito de la opción <text:span text:style-name="Source_20_Text"><text:span text:style-name="T1">-f</text:span></text:span> en el comando <text:span text:style-name="Source_20_Text"><text:span text:style-name="T1">tune2fs</text:span></text:span>?</text:p>
      <text:p text:style-name="P4"><text:span text:style-name="Strong_20_Emphasis"><text:span text:style-name="T1">Respuesta 18:</text:span></text:span> La opción <text:span text:style-name="Source_20_Text"><text:span text:style-name="T1">-f</text:span></text:span> se utiliza para forzar la ejecución de <text:span text:style-name="Source_20_Text"><text:span text:style-name="T1">tune2fs</text:span></text:span> sin pedir confirmación.</text:p>
      <text:p text:style-name="Horizontal_20_Line"/>
      <text:p text:style-name="P4"><text:span text:style-name="Strong_20_Emphasis"><text:span text:style-name="T1">Pregunta 19:</text:span></text:span> ¿Cuál es el propósito del comando <text:span text:style-name="Source_20_Text"><text:span text:style-name="T1">fsck.ext4</text:span></text:span> en la línea de comandos?</text:p>
      <text:p text:style-name="P4"><text:span text:style-name="Strong_20_Emphasis"><text:span text:style-name="T1">Respuesta 19:</text:span></text:span> El comando <text:span text:style-name="Source_20_Text"><text:span text:style-name="T1">fsck.ext4</text:span></text:span> se utiliza para realizar la comprobación de integridad en sistemas de archivos ext4.</text:p>
      <text:p text:style-name="Horizontal_20_Line"/>
      <text:p text:style-name="P4"><text:span text:style-name="Strong_20_Emphasis"><text:span text:style-name="T1">Pregunta 20:</text:span></text:span> ¿Cuál es el propósito del comando <text:span text:style-name="Source_20_Text"><text:span text:style-name="T1">btrfs filesystem balance</text:span></text:span> en el sistema de archivos Btrfs?</text:p>
      <text:p text:style-name="P4"><text:soft-page-break/><text:span text:style-name="Strong_20_Emphasis"><text:span text:style-name="T1">Respuesta 20:</text:span></text:span> El comando <text:span text:style-name="Source_20_Text"><text:span text:style-name="T1">btrfs filesystem balance</text:span></text:span> se utiliza para equilibrar los datos en un sistema de archivos Btrfs, lo que puede ayudar a mantener su integridad y rendimiento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Dispositivos, sistemas de ficheros y estándar de jerarquía en Linux</text:p>
        <text:p text:style-name="MP2">Mantener la integridad de los sistemas de archiv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15:29.288149982</dc:date>
    <meta:editing-duration>PT2H10M38S</meta:editing-duration>
    <meta:editing-cycles>29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842" meta:character-count="4980" meta:non-whitespace-character-count="4181"/>
  </office:meta>
</office:document-meta>
</file>